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text-underline-style="solid" style:text-underline-width="auto" style:text-underline-color="font-color" fo:font-weight="normal" officeooo:rsid="001116d0" officeooo:paragraph-rsid="0004a8d2" style:font-style-asian="italic" style:font-weight-asian="normal" style:font-style-complex="italic" style:font-weight-complex="normal"/>
    </style:style>
    <style:style style:name="P2" style:family="paragraph" style:parent-style-name="Standard">
      <style:paragraph-properties fo:text-align="center" style:justify-single-word="false"/>
      <style:text-properties fo:font-style="italic" style:text-underline-style="solid" style:text-underline-width="auto" style:text-underline-color="font-color" fo:font-weight="normal" officeooo:rsid="000fcaa1" officeooo:paragraph-rsid="0004a8d2" style:font-style-asian="italic" style:font-weight-asian="normal" style:font-style-complex="italic" style:font-weight-complex="normal"/>
    </style:style>
    <style:style style:name="P3" style:family="paragraph" style:parent-style-name="Standard">
      <style:paragraph-properties fo:text-align="start" style:justify-single-word="false"/>
      <style:text-properties fo:font-style="normal" style:text-underline-style="none" fo:font-weight="normal" officeooo:rsid="0004a8d2" officeooo:paragraph-rsid="0004a8d2"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style="normal" fo:font-weight="normal" officeooo:rsid="0009946d" officeooo:paragraph-rsid="0009946d"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fo:font-weight="normal" officeooo:rsid="0017cd6e" officeooo:paragraph-rsid="0009d727"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normal" officeooo:rsid="0009d727" officeooo:paragraph-rsid="0009d727"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fo:font-weight="normal" officeooo:rsid="0009d727" officeooo:paragraph-rsid="000a539e"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fo:font-weight="normal" officeooo:rsid="000be889" officeooo:paragraph-rsid="000be889"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fo:font-weight="normal" officeooo:rsid="000dd4b6" officeooo:paragraph-rsid="000dd4b6"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fo:font-weight="normal" officeooo:rsid="000f8a31" officeooo:paragraph-rsid="000f8a31"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officeooo:rsid="00143179" officeooo:paragraph-rsid="0004d9bf"/>
    </style:style>
    <style:style style:name="P12" style:family="paragraph" style:parent-style-name="Standard">
      <style:paragraph-properties fo:text-align="start" style:justify-single-word="false"/>
      <style:text-properties officeooo:rsid="0004d9bf" officeooo:paragraph-rsid="0004d9bf"/>
    </style:style>
    <style:style style:name="P13" style:family="paragraph" style:parent-style-name="Standard">
      <style:paragraph-properties fo:text-align="start" style:justify-single-word="false"/>
      <style:text-properties officeooo:rsid="00065822" officeooo:paragraph-rsid="00065822"/>
    </style:style>
    <style:style style:name="P14" style:family="paragraph" style:parent-style-name="Standard">
      <style:paragraph-properties fo:text-align="start" style:justify-single-word="false"/>
      <style:text-properties fo:font-style="normal" style:text-underline-style="none" fo:font-weight="normal" officeooo:rsid="00172d7f" officeooo:paragraph-rsid="0004d9bf"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rsid="00172d7f" officeooo:paragraph-rsid="00065822"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style:text-underline-style="none" fo:font-weight="normal" officeooo:rsid="00065822" officeooo:paragraph-rsid="00065822"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0a539e" officeooo:paragraph-rsid="000a539e"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196e1c" officeooo:paragraph-rsid="0010828a"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196e1c" officeooo:paragraph-rsid="00127af9"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12775e" officeooo:paragraph-rsid="0012775e"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127af9" officeooo:paragraph-rsid="00127af9"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1c5c54" officeooo:paragraph-rsid="00127af9"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1c5c54" officeooo:paragraph-rsid="00138643"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1af22c" officeooo:paragraph-rsid="00127af9"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12a382" officeooo:paragraph-rsid="0012a382"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1d0896" officeooo:paragraph-rsid="0014104c"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19f1d7" officeooo:paragraph-rsid="0014104c"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1a5ad6" officeooo:paragraph-rsid="0014104c"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italic" fo:font-weight="normal" officeooo:rsid="000dd80e" officeooo:paragraph-rsid="00127af9"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font-style="italic" fo:font-weight="normal" officeooo:rsid="000ecfeb" officeooo:paragraph-rsid="00127af9" style:font-style-asian="italic" style:font-weight-asian="normal" style:font-style-complex="italic" style:font-weight-complex="normal"/>
    </style:style>
    <style:style style:name="P31" style:family="paragraph" style:parent-style-name="Standard">
      <style:paragraph-properties fo:text-align="center" style:justify-single-word="false"/>
      <style:text-properties fo:font-style="italic" fo:font-weight="bold" officeooo:rsid="00113bf9" officeooo:paragraph-rsid="00138643" style:font-style-asian="italic" style:font-weight-asian="bold" style:font-style-complex="italic" style:font-weight-complex="bold"/>
    </style:style>
    <style:style style:name="P32"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13bf9" officeooo:paragraph-rsid="00138643" style:font-style-asian="italic" style:font-weight-asian="bold" style:font-style-complex="italic" style:font-weight-complex="bold"/>
    </style:style>
    <style:style style:name="P33"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215f1" officeooo:paragraph-rsid="00138643" style:font-style-asian="italic" style:font-weight-asian="bold" style:font-style-complex="italic" style:font-weight-complex="bold"/>
    </style:style>
    <style:style style:name="P34" style:family="paragraph" style:parent-style-name="Standard">
      <style:paragraph-properties fo:text-align="start" style:justify-single-word="false"/>
      <style:text-properties officeooo:paragraph-rsid="00127af9"/>
    </style:style>
    <style:style style:name="P35" style:family="paragraph" style:parent-style-name="Standard">
      <style:paragraph-properties fo:text-align="start" style:justify-single-word="false"/>
      <style:text-properties style:text-line-through-style="solid" style:text-line-through-type="single" fo:font-style="normal" fo:font-weight="normal" officeooo:rsid="0012a382" officeooo:paragraph-rsid="0012a382"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text-line-through-style="none" style:text-line-through-type="none" fo:font-style="normal" fo:font-weight="normal" officeooo:rsid="0012a382" officeooo:paragraph-rsid="0012a382"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text-line-through-style="none" style:text-line-through-type="none" fo:font-style="normal" fo:font-weight="normal" officeooo:rsid="00138643" officeooo:paragraph-rsid="00138643"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text-line-through-style="none" style:text-line-through-type="none" fo:font-style="normal" fo:font-weight="normal" officeooo:rsid="001c5c54" officeooo:paragraph-rsid="00138643"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style:text-line-through-style="none" style:text-line-through-type="none" fo:font-style="normal" style:text-underline-style="solid" style:text-underline-width="auto" style:text-underline-color="font-color" fo:font-weight="normal" officeooo:rsid="001a5ad6" officeooo:paragraph-rsid="0014104c"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text-line-through-style="none" style:text-line-through-type="none" fo:font-style="italic" style:text-underline-style="solid" style:text-underline-width="auto" style:text-underline-color="font-color" fo:font-weight="bold" officeooo:rsid="00174b7b" officeooo:paragraph-rsid="00138643" style:font-style-asian="italic" style:font-weight-asian="bold" style:font-style-complex="italic" style:font-weight-complex="bold"/>
    </style:style>
    <style:style style:name="T1" style:family="text">
      <style:text-properties officeooo:rsid="0013bd40"/>
    </style:style>
    <style:style style:name="T2" style:family="text">
      <style:text-properties officeooo:rsid="00165a9d"/>
    </style:style>
    <style:style style:name="T3" style:family="text">
      <style:text-properties fo:font-style="italic" style:text-underline-style="none" fo:font-weight="normal" officeooo:rsid="00172d7f" style:font-style-asian="italic" style:font-weight-asian="normal" style:font-style-complex="italic" style:font-weight-complex="normal"/>
    </style:style>
    <style:style style:name="T4" style:family="text">
      <style:text-properties fo:font-style="italic" style:text-underline-style="none" fo:font-weight="bold" officeooo:rsid="00172d7f" style:font-style-asian="italic" style:font-weight-asian="bold" style:font-style-complex="italic" style:font-weight-complex="bold"/>
    </style:style>
    <style:style style:name="T5" style:family="text">
      <style:text-properties fo:font-style="italic" style:text-underline-style="none" fo:font-weight="bold" officeooo:rsid="00113bf9" style:font-style-asian="italic" style:font-weight-asian="bold" style:font-style-complex="italic" style:font-weight-complex="bold"/>
    </style:style>
    <style:style style:name="T6" style:family="text">
      <style:text-properties fo:font-style="italic" style:text-underline-style="none" fo:font-weight="bold" officeooo:rsid="000dd80e" style:font-style-asian="italic" style:font-weight-asian="bold" style:font-style-complex="italic" style:font-weight-complex="bold"/>
    </style:style>
    <style:style style:name="T7" style:family="text">
      <style:text-properties fo:font-style="italic" style:text-underline-style="none" fo:font-weight="bold" officeooo:rsid="001e06ec" style:font-style-asian="italic" style:font-weight-asian="bold" style:font-style-complex="italic"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0113bf9"/>
    </style:style>
    <style:style style:name="T10" style:family="text">
      <style:text-properties officeooo:rsid="0004d9bf"/>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0172d7f" style:font-style-asian="normal" style:font-weight-asian="normal" style:font-style-complex="normal" style:font-weight-complex="normal"/>
    </style:style>
    <style:style style:name="T13" style:family="text">
      <style:text-properties fo:font-style="normal" style:text-underline-style="none" fo:font-weight="bold" style:font-style-asian="normal" style:font-weight-asian="bold" style:font-style-complex="normal" style:font-weight-complex="bold"/>
    </style:style>
    <style:style style:name="T14" style:family="text">
      <style:text-properties fo:font-style="normal" fo:font-weight="normal" officeooo:rsid="001c5c54" style:font-style-asian="normal" style:font-weight-asian="normal" style:font-style-complex="normal" style:font-weight-complex="normal"/>
    </style:style>
    <style:style style:name="T15" style:family="text">
      <style:text-properties officeooo:rsid="00083980"/>
    </style:style>
    <style:style style:name="T16" style:family="text">
      <style:text-properties style:text-underline-style="none"/>
    </style:style>
    <style:style style:name="T17" style:family="text">
      <style:text-properties style:text-underline-style="none" officeooo:rsid="00172d7f"/>
    </style:style>
    <style:style style:name="T18" style:family="text">
      <style:text-properties style:text-underline-style="none" officeooo:rsid="0009d727"/>
    </style:style>
    <style:style style:name="T19" style:family="text">
      <style:text-properties officeooo:rsid="000dd80e"/>
    </style:style>
    <style:style style:name="T20" style:family="text">
      <style:text-properties officeooo:rsid="000a539e"/>
    </style:style>
    <style:style style:name="T21" style:family="text">
      <style:text-properties officeooo:rsid="0010801d"/>
    </style:style>
    <style:style style:name="T22" style:family="text">
      <style:text-properties officeooo:rsid="0010828a"/>
    </style:style>
    <style:style style:name="T23" style:family="text">
      <style:text-properties officeooo:rsid="00127af9"/>
    </style:style>
    <style:style style:name="T24" style:family="text">
      <style:text-properties officeooo:rsid="001af22c"/>
    </style:style>
    <style:style style:name="T25" style:family="text">
      <style:text-properties officeooo:rsid="001c04e8"/>
    </style:style>
    <style:style style:name="T26" style:family="text">
      <style:text-properties officeooo:rsid="000ecfeb"/>
    </style:style>
    <style:style style:name="T27" style:family="text">
      <style:text-properties officeooo:rsid="001c5c54"/>
    </style:style>
    <style:style style:name="T28" style:family="text">
      <style:text-properties officeooo:rsid="0012a382"/>
    </style:style>
    <style:style style:name="T29" style:family="text">
      <style:text-properties style:text-line-through-style="none" style:text-line-through-type="none"/>
    </style:style>
    <style:style style:name="T30" style:family="text">
      <style:text-properties style:text-line-through-style="none" style:text-line-through-type="none" officeooo:rsid="001d0896"/>
    </style:style>
    <style:style style:name="T31" style:family="text">
      <style:text-properties officeooo:rsid="00138643"/>
    </style:style>
    <style:style style:name="T32" style:family="text">
      <style:text-properties officeooo:rsid="001d0896"/>
    </style:style>
    <style:style style:name="T33" style:family="text">
      <style:text-properties officeooo:rsid="00191e95"/>
    </style:style>
    <style:style style:name="T34" style:family="text">
      <style:text-properties officeooo:rsid="0013cc61"/>
    </style:style>
    <style:style style:name="T35" style:family="text">
      <style:text-properties officeooo:rsid="0014104c"/>
    </style:style>
    <style:style style:name="T36" style:family="text">
      <style:text-properties officeooo:rsid="0019f1d7"/>
    </style:style>
    <style:style style:name="T37" style:family="text">
      <style:text-properties officeooo:rsid="001c7c8d"/>
    </style:style>
    <style:style style:name="T38" style:family="text">
      <style:text-properties officeooo:rsid="001c5778"/>
    </style:style>
    <style:style style:name="T39" style:family="text">
      <style:text-properties officeooo:rsid="001451c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l y a de cela plusieurs dizaines d'années, une légende fit sont apparition.</text:p>
      <text:p text:style-name="P2"/>
      <text:p text:style-name="P1">Celle de cris venant du manoir de la défunte sorcière.</text:p>
      <text:p text:style-name="P1"/>
      <text:p text:style-name="P1">Certains disent qu'ils s'agit de ses cris d'agonie. D'autres d<text:span text:style-name="T2">'ex</text:span>périences <text:span text:style-name="T2">qu'elle aurait fait en secret</text:span>.</text:p>
      <text:p text:style-name="P1"/>
      <text:p text:style-name="P1"><text:s/>Mais personne ne connaît la <text:span text:style-name="T1">vérité.</text:span></text:p>
      <text:p text:style-name="P1"/>
      <text:p text:style-name="P1"/>
      <text:p text:style-name="P3">Au sol d’un couloir assombrit, se trouv<text:span text:style-name="T15">e</text:span> la forme effondrée d’une jeune femme. Soudainement, comme si réveillée d’un long sommeil, un son d’inconfort sorti de sa bouche, et la jeune femme se leva, observant les alentours d’un regard confus.</text:p>
      <text:p text:style-name="P3"/>
      <text:p text:style-name="P11">« <text:span text:style-name="T10">Ouch, mon dos… </text:span><text:span text:style-name="T9">Ça donne la chair de poule </text:span><text:span text:style-name="T10">ici »</text:span></text:p>
      <text:p text:style-name="P11"/>
      <text:p text:style-name="P12">En regardant plus attentivement, l’endroit où elle se trouvait semblait… abandonné, peu accueillant.</text:p>
      <text:p text:style-name="P11"/>
      <text:p text:style-name="P11"><text:span text:style-name="T9">« … Comment j'ai fais pour m'endormir ici moi… </text:span><text:span text:style-name="T12">Attends… </text:span><text:span text:style-name="T3">Comment</text:span><text:span text:style-name="T12"> je suis </text:span><text:span text:style-name="T3">arrivée </text:span><text:span text:style-name="T12">ici ? » </text:span></text:p>
      <text:p text:style-name="P14"/>
      <text:p text:style-name="P13"><text:span text:style-name="T12">P</text:span><text:span text:style-name="T11">leine de panique, la jeune femme se mit à fouiller dans ses souvenirs, à la recherche du pourquoi et du comment. Cependant…</text:span></text:p>
      <text:p text:style-name="P16"/>
      <text:p text:style-name="P13"><text:span text:style-name="T13">« </text:span><text:span text:style-name="T4">Je ne me rappelle de rien. </text:span><text:span text:style-name="T5">De r</text:span><text:span text:style-name="T4">ien, sauf … </text:span><text:span text:style-name="T6">Swan</text:span><text:span text:style-name="T4">… </text:span><text:span text:style-name="T7">Est-ce que c'est mon nom</text:span><text:span text:style-name="T4">… ? »</text:span></text:p>
      <text:p text:style-name="P15"/>
      <text:p text:style-name="P4"><text:span text:style-name="T17">L</text:span><text:span text:style-name="T16">a jeune</text:span><text:span text:style-name="T17"> </text:span><text:span text:style-name="T16">femme, toujours troublée, resta figée un moment. </text:span><text:span text:style-name="T18">Puis, brisant le silence malaisant, elle décida de finalement crier sa frustration.</text:span></text:p>
      <text:p text:style-name="P4"/>
      <text:p text:style-name="P5">« … ARGHHHH ! Pas le temps de se morfondre ! <text:span text:style-name="T19">Ça</text:span> va pas m'aider ! Fouillons les alentours, je trouverais <text:span text:style-name="T19">sûrement</text:span> quelque chose <text:span text:style-name="T19">d’intéressant.</text:span> »</text:p>
      <text:p text:style-name="P5"/>
      <text:p text:style-name="P6">Elle regarda autour d’elle, analysant quels endroits étaient possible d’accès et où chercher. Elle se décida sur la salle à sa gauche, dont la porte était ornée de magnifiques dorures et d’une poignée au design complexe. En la tournant, et le clic de la porte résonnant dans ses oreilles, elle entra et découvrit :</text:p>
      <text:p text:style-name="P6"/>
      <text:p text:style-name="P6">« Mon dieu, le bazar de cette salle… On dirait qu’une tempête est passée avant moi… Et il y a tellement de poupées partout, c’est… Vraiment effrayant. »</text:p>
      <text:p text:style-name="P6"/>
      <text:p text:style-name="P6">De chaque coin de la salle, jonchant à même le sol, se trouvaient une quantité presque terrifiante de poupées de toutes sortes. Dans leurs yeux sans vie se reflétaient les rayons de la lune, pleine et visible à travers la fenêtre dont le volet était resté ouvert. Ces mêmes rayons guidèrent ses yeux vers un autre élément de la salle, présent à sa droite.</text:p>
      <text:p text:style-name="P6"/>
      <text:p text:style-name="P6">« Un miroir… »</text:p>
      <text:p text:style-name="P6"/>
      <text:p text:style-name="P7">Effectivement, en face d’elle se trouvait dès à présent son reflet, <text:span text:style-name="T20">visible dans le miroir ancien, qui semblait couvert jusqu’à il n’y a pas longtemps à en juger par le drap encore présent à son bord.</text:span></text:p>
      <text:p text:style-name="P7"/>
      <text:p text:style-name="P17">La vision qu’elle pu observer fut la suivante : Des cheveux blonds en double queue de cheval, des yeux verts similaires à des pierres de jade et un visage pâle, un haut blanc et un short noir d’une bonne qualité, ainsi que des collants à rayures, des bottines aux bouts dorés, un nœud indigo ornée d’une broche et un bracelet rouge qui semble faire un peu tâche au poignet gauche.</text:p>
      <text:p text:style-name="P8"><text:soft-page-break/>Le plus étonnant cependant, restait le papillon jaune présent sur sa joue, qui, comme si ses yeux lui jouaient des tours, semblait légèrement battre des ailes pendant une seconde.</text:p>
      <text:p text:style-name="P8"/>
      <text:p text:style-name="P8">Tournant la tête face à cet effet de lumière, elle abandonna son reflet pour retourner à la pièce. Les p<text:span text:style-name="T21">oupées</text:span> étaient nombreuses, mais aussi en mauvais états. Nombre d’entre elles manquaient un œil, et d’autres étaient décousues <text:span text:style-name="T21">ou cassées </text:span>à un point où leurs bras ne tenaient plus à leurs corps. Leur silhouettes, descendant depuis les étagères fixées aux murs, mélangées aux nombreux morceaux mal placés de leurs corps fit remonter un frisson indomptable et frigorifiant dans le dos de Swan. N’ayant plus rien à observer dans cette salle, elle décida promptement de sortir, et de refermer la porte derrière elle.</text:p>
      <text:p text:style-name="P8"/>
      <text:p text:style-name="P9">Sa deuxième cible de recherche fut la salle immédiatement à sa gauche à la sortie. La même porte l’attendit, et dans le silence angoissant laissant résonner le clic de la poignée, elle entra.</text:p>
      <text:p text:style-name="P9"/>
      <text:p text:style-name="P9">Ce qui l’attendit cette fois si cependant ne fut pas une armée de peluches, mais ce qui ressemblait à la chambre d’une jeune fille. En effet, un lit dont les duvets étaient d’un rose pâle se trouvait à sa gauche, plusieurs peluches allongées avec tendresse sur les oreillers. En face du lit et proche de la fenêtre toujours ouverte se trouvait un bureau, recouvert d’objets divers, et dans le coin opposé, une armoire accompagnée d’une étagère.</text:p>
      <text:p text:style-name="P9"/>
      <text:p text:style-name="P9">En regardant dans l’armoire, Swan put confirmer que le propriétaire de la chambre était bel et bien une jeune fille de par le nombre de robes et accessoires présents. Se dirigeant ensuite vers le bureau, <text:s/>elle remarqua un cadre photo, dont les bords semblaient aussi ornés que le reste du bâtiment. </text:p>
      <text:p text:style-name="P9"/>
      <text:p text:style-name="P10">La photo semblait en bonne condition, et montrait une petite fille blonde aux yeux émeraude qui souriait à la caméra, une peluche à la main dans un grand jardin fleuri.</text:p>
      <text:p text:style-name="P10"/>
      <text:p text:style-name="P10">Ne voulant pas fouiller dans des affaires personnelles, elle décida de sortir et retourner dans le couloir où elle s’était réveiller quelques instants plus tôt.</text:p>
      <text:p text:style-name="P10"/>
      <text:p text:style-name="P10"/>
      <text:p text:style-name="P18">« Bon, c'est bien beau tout ça, mais j'ai toujours aucune information <text:span text:style-name="T22">importante</text:span>… »</text:p>
      <text:p text:style-name="P18"/>
      <text:p text:style-name="P20">En relevant la tête, ce n’était pas les escaliers en état de décomposition qu’elle remarqua, mais plutôt le mur contre lequel il se trouvait, et pus précisément, la porte présente dans son champ de vision. </text:p>
      <text:p text:style-name="P20"/>
      <text:p text:style-name="P20">« … Bon ben plus qu’à aller voir hein…  <text:span text:style-name="T23">Dire que je l’avais même pas remarquée… </text:span>»</text:p>
      <text:p text:style-name="P20"/>
      <text:p text:style-name="P21">Fouiller autant de pièces d’une maison inconnue d’affilée la mettait légèrement mal à l’aise, mais si c’est ce qu’il fallait pour sortir d’ici … </text:p>
      <text:p text:style-name="P21"/>
      <text:p text:style-name="P19">« <text:span text:style-name="T24">Une autre chambre… Pour quelqu'un de plus âgé vu la taille du lit… »</text:span></text:p>
      <text:p text:style-name="P19"/>
      <text:p text:style-name="P24">Cette chambre avait les même meubles que la précédente, un lit, une armoire, un bureau et une étagère, <text:span text:style-name="T23">accompagnés d’une bibliothèque</text:span>. </text:p>
      <text:p text:style-name="P24"/>
      <text:p text:style-name="P24">Elle était cependant moins féminine. La seule manière de savoir était les vêtements dans l'armoire <text:span text:style-name="T23">qu’elle venait d’ouvrir</text:span>, <text:span text:style-name="T25">qui comportait des robes, des chemises, des jeans et des t-shirts</text:span>.</text:p>
      <text:p text:style-name="P24"/>
      <text:p text:style-name="P24">« <text:span text:style-name="T27">Cherchons au même endroit que la précédente chambre, je trouverais peut être quelque chose cette fois… » </text:span></text:p>
      <text:p text:style-name="P24"><text:soft-page-break/></text:p>
      <text:p text:style-name="P22">Après avoir fermé l'armoire, <text:span text:style-name="T23">elle</text:span> <text:span text:style-name="T23">s</text:span>e tourna vers le bureau, et comme dans la chambre <text:span text:style-name="T19">précédente</text:span>, la photo de la propriétaire de la chambre était présente.</text:p>
      <text:p text:style-name="P22"/>
      <text:p text:style-name="P34"><text:span text:style-name="T14">« Qu'est-ce que… Quoi ? » </text:span></text:p>
      <text:p text:style-name="P22"/>
      <text:p text:style-name="P29">Une fille aux cheveux blonds <text:span text:style-name="T23">lui</text:span><text:span text:style-name="T26"> ressemblant comme deux gouttes d'eau</text:span> se tenait sur la photo. </text:p>
      <text:p text:style-name="P29"/>
      <text:p text:style-name="P30">Elle souriait et tenait un bouquet de fleurs fais à la va-vite, avec une couronne de fleurs sur la tête, s'accordant à la robe d'été qu'elle portait.</text:p>
      <text:p text:style-name="P30"/>
      <text:p text:style-name="P30">La seule différence étant le papillon non-présent sur le visage de la jeune fille. </text:p>
      <text:p text:style-name="P22"/>
      <text:p text:style-name="P21">Swan se rapprocha du bureau, et était sur le point de prendre la photo dans ses mains lorsqu’une voix retentit derrière elle :</text:p>
      <text:p text:style-name="P21"/>
      <text:p text:style-name="P21">« Tiens, qu’est-ce qu’elle fait là ? »</text:p>
      <text:p text:style-name="P21"/>
      <text:p text:style-name="P21">« AHHHHHH !!»</text:p>
      <text:p text:style-name="P21"/>
      <text:p text:style-name="P21">Comment se faire mal au cou en deux étapes : crier de peur comme dans un film d’horreur, et tourner la tête tout aussi vite. </text:p>
      <text:p text:style-name="P21"/>
      <text:p text:style-name="P21">Au moins, le mouvement lui laissa comprendre qu’il y avait désormais deux autres personnes dans la chambre, en face de la bibliothèque. Deux personnes, deux filles, qui semblaient maintenant l’observer comme si elle était la chose la plus étrange jamais vu. La plus petite d’entre elles s’approcha.</text:p>
      <text:p text:style-name="P21"/>
      <text:p text:style-name="P21">« - Tu crois qu’elle est arrivée en même temps que l’autre ? </text:p>
      <text:p text:style-name="P21"/>
      <text:p text:style-name="P21">- Il y a beaucoup de chance, oui. Mais ce n’était sûrement pas prévu.</text:p>
      <text:p text:style-name="P21"/>
      <text:p text:style-name="P21">- Hmmm, tu pense que ça va poser quelques problèmes ?</text:p>
      <text:p text:style-name="P21"/>
      <text:p text:style-name="P21">- Bien entendu, c’est une personne de dehors. »</text:p>
      <text:p text:style-name="P21"/>
      <text:p text:style-name="P21">Et elles continuèrent de parler, oubliant totalement qu’elle état présente et consciente de tout ce qui se disait sous leurs yeux qui n’arrêtaient pas de la scruter. Mais si c’était si peu gênant de la regarder de si près, elle pouvait le faire aussi non ? Elle se mis donc à observer <text:span text:style-name="T28">c</text:span>es deux <text:span text:style-name="T28">filles. </text:span></text:p>
      <text:p text:style-name="P21"/>
      <text:p text:style-name="P25">‘Attends je rêve là…’</text:p>
      <text:p text:style-name="P25">« -… Des oreilles de panda ??</text:p>
      <text:p text:style-name="P25"/>
      <text:p text:style-name="P25">-Hm ?»</text:p>
      <text:p text:style-name="P25"/>
      <text:p text:style-name="P25">Et c’était la mauvaise chose à faire que de faire un bruit, car maintenant leur attention se pose actuellement sur elle ! Alors que jusqu’à maintenant, elles ne faisaient que regarder vaguement vers elle, leurs yeux, noirs, regardaient maintenant droit dans les siens.</text:p>
      <text:p text:style-name="P25"/>
      <text:p text:style-name="P25">« - Dis, tu sais ce que tu fais ici ?</text:p>
      <text:p text:style-name="P25"/>
      <text:p text:style-name="P35"><text:span text:style-name="T29">- N-non.</text:span></text:p>
      <text:p text:style-name="P35"><text:soft-page-break/></text:p>
      <text:p text:style-name="P36">- Hmmm comme on pensait alors…</text:p>
      <text:p text:style-name="P36"/>
      <text:p text:style-name="P36">- Je te conseille de chercher ces livres dans le bâtiment, ils pourraient t’être… très utiles. »</text:p>
      <text:p text:style-name="P36"/>
      <text:p text:style-name="P36">La plus grande des deux, toujours proche de la bibliothèque, lui pointa un livre. Sous leurs yeux qui ne semblaient pas la quitter, elle se rapprocha de la bibliothèque pour voir du quel il s’agissait.</text:p>
      <text:p text:style-name="P36"/>
      <text:p text:style-name="P36">Le livre ressemblait à un compte pour enfant, avec une couverture rouge rubis. Mais le plus important, était l’unique mot présent sur la couverture faisant office de titre : « <text:span text:style-name="T8">Swan</text:span> ». <text:span text:style-name="T31">Retenant un souffle tremblant, elle ne put que se retourner vers les deux filles étranges :</text:span></text:p>
      <text:p text:style-name="P36"/>
      <text:p text:style-name="P36">« <text:span text:style-name="T31">Mais qu’est-ce qu’il se passe à la fin… Vous êtes- ! »</text:span></text:p>
      <text:p text:style-name="P36"/>
      <text:p text:style-name="P37">Personne n’était présent avec elle dans la pièce.</text:p>
      <text:p text:style-name="P37"/>
      <text:p text:style-name="P38">« <text:span text:style-name="T32">Quoi ?! Mais elles étaient la il y a deux secondes !! » </text:span></text:p>
      <text:p text:style-name="P38"/>
      <text:p text:style-name="P23"><text:span text:style-name="T30">N'ayant rien de mieux à faire qu'écouter leur conseil, j'ouvris le conte.</text:span></text:p>
      <text:p text:style-name="P23"><text:span text:style-name="T30"/></text:p>
      <text:p text:style-name="P31"/>
      <text:p text:style-name="P32">Premier chapitre : </text:p>
      <text:p text:style-name="P32"/>
      <text:p text:style-name="P33">Il y a bien longtemps <text:span text:style-name="T34">vivait une jeune sorcière.</text:span></text:p>
      <text:p text:style-name="P40">Cheveux blonds sales, vêtements en lambeaux, elle déambulait dans la forêt à la recherche de la nourriture qu'elle mangerait au prochain repas. Ses yeux verts scrutaient les alentours pour trouver des baies ou un animal facile à attraper. <text:s/><text:span text:style-name="T33">Mais au lieu de tomber sur un buisson de fraises des bois, ou bien un lapin inoffensif, ses yeux se posèrent sur une dame, assise sur le reste d'un tronc d'arbre coupé. En s'attardant sur sa figure, elle n'avait pas remarqué que cette dernière l'observait également, pleine de curiosité et d'excitation suite à cette rencontre inattendue. L'enfant n’eut pas le temps de réagir que la dame </text:span><text:span text:style-name="T35">se leva et </text:span><text:span text:style-name="T33">la prise dans ses bras, la serrant très fort comme si elle allait s'envoler la seconde d'après. En la relâchant, l'enfant remarqua le panier d'herbes à coté de la souche, et s'en approcha, en sortant une plante à l'apparence commune, et la jeta par terre, </text:span><text:span text:style-name="T35">renversant le panier avec</text:span><text:span text:style-name="T33">. La dame, étonnée de cette intervention, lui demanda alors pourquoi. </text:span><text:span text:style-name="T35">Sa</text:span><text:span text:style-name="T33"> réponse </text:span><text:span text:style-name="T35">ne fut qu’un unique mais suffisant mot, </text:span><text:span text:style-name="T33">«Toxique».</text:span></text:p>
      <text:p text:style-name="P40"/>
      <text:p text:style-name="P26"/>
      <text:p text:style-name="P26">«- … <text:span text:style-name="T36">Cette histoire me rappelle vaguement quelque chose…</text:span></text:p>
      <text:p text:style-name="P26"/>
      <text:p text:style-name="P26"><text:span text:style-name="T36">- Tiens, qu'est-ce que tu fais là, petite ?</text:span></text:p>
      <text:p text:style-name="P26"/>
      <text:p text:style-name="P27">- AHHHH !</text:p>
      <text:p text:style-name="P27"/>
      <text:p text:style-name="P27">- Oh ? Je t'ai fais peur ? J'en suis navrée, ce n'était pas mon but. »</text:p>
      <text:p text:style-name="P27"/>
      <text:p text:style-name="P27">‘Encore une… D'où est-ce qu'elles sortent toutes à la fin ?!’</text:p>
      <text:p text:style-name="P27"/>
      <text:p text:style-name="P27">«- Est-ce qu'on pourrait enfin m'expliquer ce qu'il se passe… ?</text:p>
      <text:p text:style-name="P27"/>
      <text:p text:style-name="P27">- Bien sur ! Avant de commencer, je m'appelle <text:span text:style-name="T39">Leonie</text:span>, et je vis dans ce manoir !</text:p>
      <text:p text:style-name="P27"/>
      <text:p text:style-name="P27"><text:soft-page-break/>- Enchantée, je suppose…</text:p>
      <text:p text:style-name="P27"/>
      <text:p text:style-name="P27">- Cet endroit est une réalité alternative, ou monde parallèle, si tu préfère. Tu as été amenée ici contre ton gré et <text:span text:style-name="T39">il semblerait que ce soit la cause de</text:span> ta perte de mémoire. <text:span text:style-name="T37">Une sorte de mécanisme de défense, </text:span><text:span text:style-name="T39">peut être ?</text:span></text:p>
      <text:p text:style-name="P27"/>
      <text:p text:style-name="P27">- Je vois… Mais comment t'es au courant que je ne me rappelle de rien ?! </text:p>
      <text:p text:style-name="P27"/>
      <text:p text:style-name="P27">- Fufufu, j'ai des oreilles partout petite, et tes paroles peuvent confirmer mes propos.</text:p>
      <text:p text:style-name="P27"/>
      <text:p text:style-name="P28">- Il va vraiment falloir que je fasse attention à ce que je dise… Sinon, tu connais un moyen de sortir d'ici ? Et de récupérer ma mémoire ? <text:s/>Pas que j'aime pas l'endroit, mais c'est légèrement effrayant et je préfère rentrer chez moi intacte… » </text:p>
      <text:p text:style-name="P28"/>
      <text:p text:style-name="P28">Mais en relevant la tête… </text:p>
      <text:p text:style-name="P28"/>
      <text:p text:style-name="P28">« Elle aussi elle a disparu sans rien dire ?!  Pourquoi personne ne m'aide ici ?! »</text:p>
      <text:p text:style-name="P28"/>
      <text:p text:style-name="P28">E<text:span text:style-name="T39">lle sortit</text:span> donc de la chambre qui semblait <text:span text:style-name="T39">lui </text:span>appartenir et partit chercher la sortie de cet endroit.</text:p>
      <text:p text:style-name="P3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3T18:59:00.175000000</meta:creation-date>
    <dc:date>2023-08-17T22:40:59.860000000</dc:date>
    <meta:editing-duration>PT1H38S</meta:editing-duration>
    <meta:editing-cycles>10</meta:editing-cycles>
    <meta:generator>LibreOffice/7.3.4.2$Windows_X86_64 LibreOffice_project/728fec16bd5f605073805c3c9e7c4212a0120dc5</meta:generator>
    <meta:document-statistic meta:table-count="0" meta:image-count="0" meta:object-count="0" meta:page-count="5" meta:paragraph-count="80" meta:word-count="1934" meta:character-count="10934" meta:non-whitespace-character-count="9057"/>
  </office:meta>
</office:document-meta>
</file>